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o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o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c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crel1</text:p>
          </table:table-cell>
          <table:table-cell office:value-type="string" calcext:value-type="string">
            <text:p>vcrel0</text:p>
          </table:table-cell>
          <table:table-cell office:value-type="string" calcext:value-type="string">
            <text:p>vcrel2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pdiff</text:p>
          </table:table-cell>
          <table:table-cell office:value-type="string" calcext:value-type="string">
            <text:p>pra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94.55979038963" calcext:value-type="float">
            <text:p>8594.5597903896</text:p>
          </table:table-cell>
          <table:table-cell office:value-type="float" office:value="0" calcext:value-type="float">
            <text:p>0</text:p>
          </table:table-cell>
          <table:table-cell office:value-type="float" office:value="7162.13315865804" calcext:value-type="float">
            <text:p>7162.13315865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04766027675203" calcext:value-type="float">
            <text:p>1.047660276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7503.48240713458" calcext:value-type="float">
            <text:p>7503.4824071346</text:p>
          </table:table-cell>
          <table:table-cell office:value-type="float" office:value="0.307142857142857" calcext:value-type="float">
            <text:p>0.3071428571</text:p>
          </table:table-cell>
          <table:table-cell office:value-type="float" office:value="0.485714285714286" calcext:value-type="float">
            <text:p>0.4857142857</text:p>
          </table:table-cell>
          <table:table-cell office:value-type="float" office:value="0.385714285714286" calcext:value-type="float">
            <text:p>0.3857142857</text:p>
          </table:table-cell>
          <table:table-cell office:value-type="float" office:value="3.41860465116279" calcext:value-type="float">
            <text:p>3.4186046512</text:p>
          </table:table-cell>
          <table:table-cell office:value-type="float" office:value="3.12962962962963" calcext:value-type="float">
            <text:p>3.1296296296</text:p>
          </table:table-cell>
          <table:table-cell office:value-type="float" office:value="0.859504132231405" calcext:value-type="float">
            <text:p>0.8595041322</text:p>
          </table:table-cell>
          <table:table-cell office:value-type="float" office:value="2.82352941176471" calcext:value-type="float">
            <text:p>2.8235294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1.55379086663" calcext:value-type="float">
            <text:p>5401.5537908666</text:p>
          </table:table-cell>
          <table:table-cell office:value-type="float" office:value="0" calcext:value-type="float">
            <text:p>0</text:p>
          </table:table-cell>
          <table:table-cell office:value-type="float" office:value="4501.29482572218" calcext:value-type="float">
            <text:p>4501.294825722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31" calcext:value-type="float">
            <text:p>231</text:p>
          </table:table-cell>
          <table:table-cell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 office:value-type="float" office:value="221" calcext:value-type="float">
            <text:p>221</text:p>
          </table:table-cell>
          <table:table-cell office:value-type="float" office:value="4501.29482572218" calcext:value-type="float">
            <text:p>4501.2948257222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7" calcext:value-type="float">
            <text:p>0.7</text:p>
          </table:table-cell>
          <table:table-cell office:value-type="float" office:value="2.71276595744681" calcext:value-type="float">
            <text:p>2.7127659574</text:p>
          </table:table-cell>
          <table:table-cell office:value-type="float" office:value="2.53571428571429" calcext:value-type="float">
            <text:p>2.5357142857</text:p>
          </table:table-cell>
          <table:table-cell office:value-type="float" office:value="1.04524886877828" calcext:value-type="float">
            <text:p>1.0452488688</text:p>
          </table:table-cell>
          <table:table-cell office:value-type="float" office:value="2.62264150943396" calcext:value-type="float">
            <text:p>2.6226415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8.9716330241" calcext:value-type="float">
            <text:p>2278.9716330241</text:p>
          </table:table-cell>
          <table:table-cell office:value-type="float" office:value="0" calcext:value-type="float">
            <text:p>0</text:p>
          </table:table-cell>
          <table:table-cell office:value-type="float" office:value="1899.14302752007" calcext:value-type="float">
            <text:p>1899.14302752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00006564762915" calcext:value-type="float">
            <text:p>1.0000656476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office:value-type="float" office:value="1899.26770175724" calcext:value-type="float">
            <text:p>1899.2677017572</text:p>
          </table:table-cell>
          <table:table-cell office:value-type="float" office:value="0.3" calcext:value-type="float">
            <text:p>0.3</text:p>
          </table:table-cell>
          <table:table-cell office:value-type="float" office:value="0.752941176470588" calcext:value-type="float">
            <text:p>0.7529411765</text:p>
          </table:table-cell>
          <table:table-cell office:value-type="float" office:value="0.370588235294118" calcext:value-type="float">
            <text:p>0.3705882353</text:p>
          </table:table-cell>
          <table:table-cell office:value-type="float" office:value="2.84313725490196" calcext:value-type="float">
            <text:p>2.8431372549</text:p>
          </table:table-cell>
          <table:table-cell office:value-type="float" office:value="2.68253968253968" calcext:value-type="float">
            <text:p>2.6825396825</text:p>
          </table:table-cell>
          <table:table-cell office:value-type="float" office:value="0.514018691588785" calcext:value-type="float">
            <text:p>0.5140186916</text:p>
          </table:table-cell>
          <table:table-cell office:value-type="float" office:value="2.46875" calcext:value-type="float">
            <text:p>2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6.18505272228" calcext:value-type="float">
            <text:p>1536.1850527223</text:p>
          </table:table-cell>
          <table:table-cell office:value-type="float" office:value="0" calcext:value-type="float">
            <text:p>0</text:p>
          </table:table-cell>
          <table:table-cell office:value-type="float" office:value="1401.95873804361" calcext:value-type="float">
            <text:p>1401.958738043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207" calcext:value-type="float">
            <text:p>207</text:p>
          </table:table-cell>
          <table:table-cell office:value-type="float" office:value="1401.95873804361" calcext:value-type="float">
            <text:p>1401.9587380436</text:p>
          </table:table-cell>
          <table:table-cell office:value-type="float" office:value="0.253333333333333" calcext:value-type="float">
            <text:p>0.2533333333</text:p>
          </table:table-cell>
          <table:table-cell office:value-type="float" office:value="0.646666666666667" calcext:value-type="float">
            <text:p>0.6466666667</text:p>
          </table:table-cell>
          <table:table-cell office:value-type="float" office:value="0.32" calcext:value-type="float">
            <text:p>0.32</text:p>
          </table:table-cell>
          <table:table-cell office:value-type="float" office:value="3.28947368421053" calcext:value-type="float">
            <text:p>3.2894736842</text:p>
          </table:table-cell>
          <table:table-cell office:value-type="float" office:value="2.9375" calcext:value-type="float">
            <text:p>2.9375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2.65979381443299" calcext:value-type="float">
            <text:p>2.6597938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.252564131948" calcext:value-type="float">
            <text:p>198.2525641319</text:p>
          </table:table-cell>
          <table:table-cell office:value-type="float" office:value="0" calcext:value-type="float">
            <text:p>0</text:p>
          </table:table-cell>
          <table:table-cell office:value-type="float" office:value="165.210470109972" calcext:value-type="float">
            <text:p>165.210470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165.210470109972" calcext:value-type="float">
            <text:p>165.21047011</text:p>
          </table:table-cell>
          <table:table-cell office:value-type="float" office:value="0.1" calcext:value-type="float">
            <text:p>0.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121428571428571" calcext:value-type="float">
            <text:p>0.1214285714</text:p>
          </table:table-cell>
          <table:table-cell office:value-type="float" office:value="4.78571428571429" calcext:value-type="float">
            <text:p>4.7857142857</text:p>
          </table:table-cell>
          <table:table-cell office:value-type="float" office:value="4.29411764705882" calcext:value-type="float">
            <text:p>4.2941176471</text:p>
          </table:table-cell>
          <table:table-cell office:value-type="float" office:value="0.259090909090909" calcext:value-type="float">
            <text:p>0.2590909091</text:p>
          </table:table-cell>
          <table:table-cell office:value-type="float" office:value="2.58695652173913" calcext:value-type="float">
            <text:p>2.5869565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7.29062652725" calcext:value-type="float">
            <text:p>1737.2906265273</text:p>
          </table:table-cell>
          <table:table-cell office:value-type="float" office:value="0" calcext:value-type="float">
            <text:p>0</text:p>
          </table:table-cell>
          <table:table-cell office:value-type="float" office:value="1447.74218877269" calcext:value-type="float">
            <text:p>1447.742188772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  <table:table-cell office:value-type="float" office:value="1447.74218877269" calcext:value-type="float">
            <text:p>1447.7421887727</text:p>
          </table:table-cell>
          <table:table-cell office:value-type="float" office:value="0.226666666666667" calcext:value-type="float">
            <text:p>0.2266666667</text:p>
          </table:table-cell>
          <table:table-cell office:value-type="float" office:value="0.626666666666667" calcext:value-type="float">
            <text:p>0.6266666667</text:p>
          </table:table-cell>
          <table:table-cell office:value-type="float" office:value="0.306666666666667" calcext:value-type="float">
            <text:p>0.3066666667</text:p>
          </table:table-cell>
          <table:table-cell office:value-type="float" office:value="3.26470588235294" calcext:value-type="float">
            <text:p>3.2647058824</text:p>
          </table:table-cell>
          <table:table-cell office:value-type="float" office:value="2.89130434782609" calcext:value-type="float">
            <text:p>2.8913043478</text:p>
          </table:table-cell>
          <table:table-cell office:value-type="float" office:value="0.512437810945274" calcext:value-type="float">
            <text:p>0.5124378109</text:p>
          </table:table-cell>
          <table:table-cell office:value-type="float" office:value="2.65957446808511" calcext:value-type="float">
            <text:p>2.6595744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4.5299114645" calcext:value-type="float">
            <text:p>11824.5299114645</text:p>
          </table:table-cell>
          <table:table-cell office:value-type="float" office:value="0" calcext:value-type="float">
            <text:p>0</text:p>
          </table:table-cell>
          <table:table-cell office:value-type="float" office:value="9853.77492622045" calcext:value-type="float">
            <text:p>9853.774926220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01553210924676" calcext:value-type="float">
            <text:p>1.0155321092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235" calcext:value-type="float">
            <text:p>235</text:p>
          </table:table-cell>
          <table:table-cell office:value-type="float" office:value="10006.8248348675" calcext:value-type="float">
            <text:p>10006.82483486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3.24193548387097" calcext:value-type="float">
            <text:p>3.2419354839</text:p>
          </table:table-cell>
          <table:table-cell office:value-type="float" office:value="2.94936708860759" calcext:value-type="float">
            <text:p>2.9493670886</text:p>
          </table:table-cell>
          <table:table-cell office:value-type="float" office:value="0.770212765957447" calcext:value-type="float">
            <text:p>0.770212766</text:p>
          </table:table-cell>
          <table:table-cell office:value-type="float" office:value="2.68932038834951" calcext:value-type="float">
            <text:p>2.6893203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37.20776467544" calcext:value-type="float">
            <text:p>3037.2077646754</text:p>
          </table:table-cell>
          <table:table-cell office:value-type="float" office:value="0" calcext:value-type="float">
            <text:p>0</text:p>
          </table:table-cell>
          <table:table-cell office:value-type="float" office:value="2531.00647056287" calcext:value-type="float">
            <text:p>2531.006470562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96" calcext:value-type="float">
            <text:p>196</text:p>
          </table:table-cell>
          <table:table-cell office:value-type="float" office:value="2531.00647056287" calcext:value-type="float">
            <text:p>2531.0064705629</text:p>
          </table:table-cell>
          <table:table-cell office:value-type="float" office:value="0.126666666666667" calcext:value-type="float">
            <text:p>0.1266666667</text:p>
          </table:table-cell>
          <table:table-cell office:value-type="float" office:value="0.613333333333333" calcext:value-type="float">
            <text:p>0.6133333333</text:p>
          </table:table-cell>
          <table:table-cell office:value-type="float" office:value="0.18" calcext:value-type="float">
            <text:p>0.18</text:p>
          </table:table-cell>
          <table:table-cell office:value-type="float" office:value="4.31578947368421" calcext:value-type="float">
            <text:p>4.3157894737</text:p>
          </table:table-cell>
          <table:table-cell office:value-type="float" office:value="3.48148148148148" calcext:value-type="float">
            <text:p>3.4814814815</text:p>
          </table:table-cell>
          <table:table-cell office:value-type="float" office:value="0.346938775510204" calcext:value-type="float">
            <text:p>0.3469387755</text:p>
          </table:table-cell>
          <table:table-cell office:value-type="float" office:value="2.6195652173913" calcext:value-type="float">
            <text:p>2.6195652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6.54038199924" calcext:value-type="float">
            <text:p>1336.5403819993</text:p>
          </table:table-cell>
          <table:table-cell office:value-type="float" office:value="0" calcext:value-type="float">
            <text:p>0</text:p>
          </table:table-cell>
          <table:table-cell office:value-type="float" office:value="1113.78365166604" calcext:value-type="float">
            <text:p>1113.78365166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00497105001293" calcext:value-type="float">
            <text:p>1.0049710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1119.32032590206" calcext:value-type="float">
            <text:p>1119.3203259021</text:p>
          </table:table-cell>
          <table:table-cell office:value-type="float" office:value="0.164285714285714" calcext:value-type="float">
            <text:p>0.1642857143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" calcext:value-type="float">
            <text:p>4</text:p>
          </table:table-cell>
          <table:table-cell office:value-type="float" office:value="3.56666666666667" calcext:value-type="float">
            <text:p>3.5666666667</text:p>
          </table:table-cell>
          <table:table-cell office:value-type="float" office:value="0.453488372093023" calcext:value-type="float">
            <text:p>0.453488372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10.79597834815" calcext:value-type="float">
            <text:p>8110.7959783482</text:p>
          </table:table-cell>
          <table:table-cell office:value-type="float" office:value="0" calcext:value-type="float">
            <text:p>0</text:p>
          </table:table-cell>
          <table:table-cell office:value-type="float" office:value="6758.99664862345" calcext:value-type="float">
            <text:p>6758.996648623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09355031287386" calcext:value-type="float">
            <text:p>1.0935503129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225" calcext:value-type="float">
            <text:p>225</text:p>
          </table:table-cell>
          <table:table-cell office:value-type="float" office:value="7391.30289981554" calcext:value-type="float">
            <text:p>7391.3028998155</text:p>
          </table:table-cell>
          <table:table-cell office:value-type="float" office:value="0.4" calcext:value-type="float">
            <text:p>0.4</text:p>
          </table:table-cell>
          <table:table-cell office:value-type="float" office:value="0.68" calcext:value-type="float">
            <text:p>0.68</text:p>
          </table:table-cell>
          <table:table-cell office:value-type="float" office:value="0.493333333333333" calcext:value-type="float">
            <text:p>0.4933333333</text:p>
          </table:table-cell>
          <table:table-cell office:value-type="float" office:value="2.96666666666667" calcext:value-type="float">
            <text:p>2.9666666667</text:p>
          </table:table-cell>
          <table:table-cell office:value-type="float" office:value="2.71621621621622" calcext:value-type="float">
            <text:p>2.7162162162</text:p>
          </table:table-cell>
          <table:table-cell office:value-type="float" office:value="0.75111111111111" calcext:value-type="float">
            <text:p>0.7511111111</text:p>
          </table:table-cell>
          <table:table-cell office:value-type="float" office:value="2.41176470588235" calcext:value-type="float">
            <text:p>2.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77.19181508543" calcext:value-type="float">
            <text:p>3677.1918150854</text:p>
          </table:table-cell>
          <table:table-cell office:value-type="float" office:value="0" calcext:value-type="float">
            <text:p>0</text:p>
          </table:table-cell>
          <table:table-cell office:value-type="float" office:value="3064.32651257118" calcext:value-type="float">
            <text:p>3064.326512571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02002712775605" calcext:value-type="float">
            <text:p>1.0200271278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285" calcext:value-type="float">
            <text:p>285</text:p>
          </table:table-cell>
          <table:table-cell office:value-type="float" office:value="3125.6961711247" calcext:value-type="float">
            <text:p>3125.6961711247</text:p>
          </table:table-cell>
          <table:table-cell office:value-type="float" office:value="0.476470588235294" calcext:value-type="float">
            <text:p>0.4764705882</text:p>
          </table:table-cell>
          <table:table-cell office:value-type="float" office:value="0.770588235294118" calcext:value-type="float">
            <text:p>0.7705882353</text:p>
          </table:table-cell>
          <table:table-cell office:value-type="float" office:value="0.564705882352941" calcext:value-type="float">
            <text:p>0.5647058824</text:p>
          </table:table-cell>
          <table:table-cell office:value-type="float" office:value="2.4320987654321" calcext:value-type="float">
            <text:p>2.4320987654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0.747368421052632" calcext:value-type="float">
            <text:p>0.7473684211</text:p>
          </table:table-cell>
          <table:table-cell office:value-type="float" office:value="2.15267175572519" calcext:value-type="float">
            <text:p>2.1526717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31.67603028933" calcext:value-type="float">
            <text:p>6331.6760302893</text:p>
          </table:table-cell>
          <table:table-cell office:value-type="float" office:value="0" calcext:value-type="float">
            <text:p>0</text:p>
          </table:table-cell>
          <table:table-cell office:value-type="float" office:value="5276.39669190776" calcext:value-type="float">
            <text:p>5276.396691907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06313734962381" calcext:value-type="float">
            <text:p>1.0631373496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609.53439459868" calcext:value-type="float">
            <text:p>5609.5343945987</text:p>
          </table:table-cell>
          <table:table-cell office:value-type="float" office:value="0.26" calcext:value-type="float">
            <text:p>0.26</text:p>
          </table:table-cell>
          <table:table-cell office:value-type="float" office:value="0.606666666666667" calcext:value-type="float">
            <text:p>0.6066666667</text:p>
          </table:table-cell>
          <table:table-cell office:value-type="float" office:value="0.326666666666667" calcext:value-type="float">
            <text:p>0.3266666667</text:p>
          </table:table-cell>
          <table:table-cell office:value-type="float" office:value="3.15384615384615" calcext:value-type="float">
            <text:p>3.1538461538</text:p>
          </table:table-cell>
          <table:table-cell office:value-type="float" office:value="2.85714285714286" calcext:value-type="float">
            <text:p>2.8571428571</text:p>
          </table:table-cell>
          <table:table-cell office:value-type="float" office:value="0.605714285714286" calcext:value-type="float">
            <text:p>0.6057142857</text:p>
          </table:table-cell>
          <table:table-cell office:value-type="float" office:value="2.32967032967033" calcext:value-type="float">
            <text:p>2.3296703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3.96744409472" calcext:value-type="float">
            <text:p>2993.9674440947</text:p>
          </table:table-cell>
          <table:table-cell office:value-type="float" office:value="0" calcext:value-type="float">
            <text:p>0</text:p>
          </table:table-cell>
          <table:table-cell office:value-type="float" office:value="2494.97287007892" calcext:value-type="float">
            <text:p>2494.972870078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04343794166853" calcext:value-type="float">
            <text:p>1.0434379417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2603.34935607397" calcext:value-type="float">
            <text:p>2603.349356074</text:p>
          </table:table-cell>
          <table:table-cell office:value-type="float" office:value="0.2" calcext:value-type="float">
            <text:p>0.2</text:p>
          </table:table-cell>
          <table:table-cell office:value-type="float" office:value="0.553333333333333" calcext:value-type="float">
            <text:p>0.5533333333</text:p>
          </table:table-cell>
          <table:table-cell office:value-type="float" office:value="0.24" calcext:value-type="float">
            <text:p>0.24</text:p>
          </table:table-cell>
          <table:table-cell office:value-type="float" office:value="3.3" calcext:value-type="float">
            <text:p>3.3</text:p>
          </table:table-cell>
          <table:table-cell office:value-type="float" office:value="3.08333333333333" calcext:value-type="float">
            <text:p>3.0833333333</text:p>
          </table:table-cell>
          <table:table-cell office:value-type="float" office:value="0.535911602209945" calcext:value-type="float">
            <text:p>0.5359116022</text:p>
          </table:table-cell>
          <table:table-cell office:value-type="float" office:value="2.36144578313253" calcext:value-type="float">
            <text:p>2.3614457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11.23950050579" calcext:value-type="float">
            <text:p>4711.2395005058</text:p>
          </table:table-cell>
          <table:table-cell office:value-type="float" office:value="0" calcext:value-type="float">
            <text:p>0</text:p>
          </table:table-cell>
          <table:table-cell office:value-type="float" office:value="3926.03291708816" calcext:value-type="float">
            <text:p>3926.032917088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04812449098337" calcext:value-type="float">
            <text:p>1.048124491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218" calcext:value-type="float">
            <text:p>218</text:p>
          </table:table-cell>
          <table:table-cell office:value-type="float" office:value="4114.97125280699" calcext:value-type="float">
            <text:p>4114.971252807</text:p>
          </table:table-cell>
          <table:table-cell office:value-type="float" office:value="0.341176470588235" calcext:value-type="float">
            <text:p>0.3411764706</text:p>
          </table:table-cell>
          <table:table-cell office:value-type="float" office:value="0.641176470588235" calcext:value-type="float">
            <text:p>0.6411764706</text:p>
          </table:table-cell>
          <table:table-cell office:value-type="float" office:value="0.405882352941177" calcext:value-type="float">
            <text:p>0.4058823529</text:p>
          </table:table-cell>
          <table:table-cell office:value-type="float" office:value="2.60344827586207" calcext:value-type="float">
            <text:p>2.6034482759</text:p>
          </table:table-cell>
          <table:table-cell office:value-type="float" office:value="2.46376811594203" calcext:value-type="float">
            <text:p>2.4637681159</text:p>
          </table:table-cell>
          <table:table-cell office:value-type="float" office:value="0.63302752293578" calcext:value-type="float">
            <text:p>0.6330275229</text:p>
          </table:table-cell>
          <table:table-cell office:value-type="float" office:value="2.24770642201835" calcext:value-type="float">
            <text:p>2.247706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4.65656891248" calcext:value-type="float">
            <text:p>3184.6565689125</text:p>
          </table:table-cell>
          <table:table-cell office:value-type="float" office:value="0" calcext:value-type="float">
            <text:p>0</text:p>
          </table:table-cell>
          <table:table-cell office:value-type="float" office:value="2653.88047409375" calcext:value-type="float">
            <text:p>2653.880474093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06864563195091" calcext:value-type="float">
            <text:p>1.068645632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263" calcext:value-type="float">
            <text:p>263</text:p>
          </table:table-cell>
          <table:table-cell office:value-type="float" office:value="2836.05777636008" calcext:value-type="float">
            <text:p>2836.0577763601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2875" calcext:value-type="float">
            <text:p>0.2875</text:p>
          </table:table-cell>
          <table:table-cell office:value-type="float" office:value="3.24324324324324" calcext:value-type="float">
            <text:p>3.2432432432</text:p>
          </table:table-cell>
          <table:table-cell office:value-type="float" office:value="2.93478260869565" calcext:value-type="float">
            <text:p>2.9347826087</text:p>
          </table:table-cell>
          <table:table-cell office:value-type="float" office:value="0.47148288973384" calcext:value-type="float">
            <text:p>0.4714828897</text:p>
          </table:table-cell>
          <table:table-cell office:value-type="float" office:value="2.31531531531532" calcext:value-type="float">
            <text:p>2.3153153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96.77231343621" calcext:value-type="float">
            <text:p>9896.7723134362</text:p>
          </table:table-cell>
          <table:table-cell office:value-type="float" office:value="0" calcext:value-type="float">
            <text:p>0</text:p>
          </table:table-cell>
          <table:table-cell office:value-type="float" office:value="8247.31026119684" calcext:value-type="float">
            <text:p>8247.310261196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05008241818734" calcext:value-type="float">
            <text:p>1.0500824182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8660.35550261886" calcext:value-type="float">
            <text:p>8660.3555026189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0.373333333333333" calcext:value-type="float">
            <text:p>0.3733333333</text:p>
          </table:table-cell>
          <table:table-cell office:value-type="float" office:value="2.93333333333333" calcext:value-type="float">
            <text:p>2.9333333333</text:p>
          </table:table-cell>
          <table:table-cell office:value-type="float" office:value="2.73214285714286" calcext:value-type="float">
            <text:p>2.7321428571</text:p>
          </table:table-cell>
          <table:table-cell office:value-type="float" office:value="0.720588235294118" calcext:value-type="float">
            <text:p>0.7205882353</text:p>
          </table:table-cell>
          <table:table-cell office:value-type="float" office:value="2.41666666666667" calcext:value-type="float">
            <text:p>2.41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6.777222249303" calcext:value-type="float">
            <text:p>946.7772222493</text:p>
          </table:table-cell>
          <table:table-cell office:value-type="float" office:value="0" calcext:value-type="float">
            <text:p>0</text:p>
          </table:table-cell>
          <table:table-cell office:value-type="float" office:value="788.981018541072" calcext:value-type="float">
            <text:p>788.981018541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788.981018541073" calcext:value-type="float">
            <text:p>788.9810185411</text:p>
          </table:table-cell>
          <table:table-cell office:value-type="float" office:value="0.2" calcext:value-type="float">
            <text:p>0.2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3.25" calcext:value-type="float">
            <text:p>3.25</text:p>
          </table:table-cell>
          <table:table-cell office:value-type="float" office:value="2.8780487804878" calcext:value-type="float">
            <text:p>2.8780487805</text:p>
          </table:table-cell>
          <table:table-cell office:value-type="float" office:value="0.417040358744395" calcext:value-type="float">
            <text:p>0.4170403587</text:p>
          </table:table-cell>
          <table:table-cell office:value-type="float" office:value="2.42105263157895" calcext:value-type="float">
            <text:p>2.4210526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52.0718252771" calcext:value-type="float">
            <text:p>6652.0718252771</text:p>
          </table:table-cell>
          <table:table-cell office:value-type="float" office:value="0" calcext:value-type="float">
            <text:p>0</text:p>
          </table:table-cell>
          <table:table-cell office:value-type="float" office:value="5543.39318773092" calcext:value-type="float">
            <text:p>5543.393187730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02223211093093" calcext:value-type="float">
            <text:p>1.0222321109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5666.63452001434" calcext:value-type="float">
            <text:p>5666.6345200143</text:p>
          </table:table-cell>
          <table:table-cell office:value-type="float" office:value="0.311764705882353" calcext:value-type="float">
            <text:p>0.3117647059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.77358490566038" calcext:value-type="float">
            <text:p>2.7735849057</text:p>
          </table:table-cell>
          <table:table-cell office:value-type="float" office:value="2.48571428571429" calcext:value-type="float">
            <text:p>2.4857142857</text:p>
          </table:table-cell>
          <table:table-cell office:value-type="float" office:value="0.621004566210046" calcext:value-type="float">
            <text:p>0.621004566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0.1713673725" calcext:value-type="float">
            <text:p>4080.1713673725</text:p>
          </table:table-cell>
          <table:table-cell office:value-type="float" office:value="0" calcext:value-type="float">
            <text:p>0</text:p>
          </table:table-cell>
          <table:table-cell office:value-type="float" office:value="3400.14280614375" calcext:value-type="float">
            <text:p>3400.142806143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0722954349839" calcext:value-type="float">
            <text:p>1.072295435</text:p>
          </table:table-cell>
          <table:table-cell office:value-type="float" office:value="63" calcext:value-type="float">
            <text:p>63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168" calcext:value-type="float">
            <text:p>168</text:p>
          </table:table-cell>
          <table:table-cell office:value-type="float" office:value="3645.9576093213" calcext:value-type="float">
            <text:p>3645.9576093213</text:p>
          </table:table-cell>
          <table:table-cell office:value-type="float" office:value="0.364285714285714" calcext:value-type="float">
            <text:p>0.3642857143</text:p>
          </table:table-cell>
          <table:table-cell office:value-type="float" office:value="0.492857142857143" calcext:value-type="float">
            <text:p>0.4928571429</text:p>
          </table:table-cell>
          <table:table-cell office:value-type="float" office:value="0.45" calcext:value-type="float">
            <text:p>0.45</text:p>
          </table:table-cell>
          <table:table-cell office:value-type="float" office:value="3.50980392156863" calcext:value-type="float">
            <text:p>3.5098039216</text:p>
          </table:table-cell>
          <table:table-cell office:value-type="float" office:value="3.17460317460317" calcext:value-type="float">
            <text:p>3.1746031746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3.01449275362319" calcext:value-type="float">
            <text:p>3.0144927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7.090423376459" calcext:value-type="float">
            <text:p>427.0904233765</text:p>
          </table:table-cell>
          <table:table-cell office:value-type="float" office:value="0" calcext:value-type="float">
            <text:p>0</text:p>
          </table:table-cell>
          <table:table-cell office:value-type="float" office:value="355.90868614705" calcext:value-type="float">
            <text:p>355.908686147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355.908686147049" calcext:value-type="float">
            <text:p>355.90868614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3.95" calcext:value-type="float">
            <text:p>3.95</text:p>
          </table:table-cell>
          <table:table-cell office:value-type="float" office:value="3.38461538461538" calcext:value-type="float">
            <text:p>3.3846153846</text:p>
          </table:table-cell>
          <table:table-cell office:value-type="float" office:value="0.261324041811847" calcext:value-type="float">
            <text:p>0.2613240418</text:p>
          </table:table-cell>
          <table:table-cell office:value-type="float" office:value="2.25806451612903" calcext:value-type="float">
            <text:p>2.2580645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6.33446581965" calcext:value-type="float">
            <text:p>1736.3344658197</text:p>
          </table:table-cell>
          <table:table-cell office:value-type="float" office:value="0" calcext:value-type="float">
            <text:p>0</text:p>
          </table:table-cell>
          <table:table-cell office:value-type="float" office:value="1446.94538818305" calcext:value-type="float">
            <text:p>1446.945388183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.03282121811733" calcext:value-type="float">
            <text:p>1.0328212181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215" calcext:value-type="float">
            <text:p>215</text:p>
          </table:table-cell>
          <table:table-cell office:value-type="float" office:value="1494.43589837247" calcext:value-type="float">
            <text:p>1494.43589837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3.11904761904762" calcext:value-type="float">
            <text:p>3.119047619</text:p>
          </table:table-cell>
          <table:table-cell office:value-type="float" office:value="2.81818181818182" calcext:value-type="float">
            <text:p>2.8181818182</text:p>
          </table:table-cell>
          <table:table-cell office:value-type="float" office:value="0.562790697674419" calcext:value-type="float">
            <text:p>0.5627906977</text:p>
          </table:table-cell>
          <table:table-cell office:value-type="float" office:value="2.42727272727273" calcext:value-type="float">
            <text:p>2.427272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.871096469622" calcext:value-type="float">
            <text:p>353.8710964696</text:p>
          </table:table-cell>
          <table:table-cell office:value-type="float" office:value="0" calcext:value-type="float">
            <text:p>0</text:p>
          </table:table-cell>
          <table:table-cell office:value-type="float" office:value="294.892580391356" calcext:value-type="float">
            <text:p>294.892580391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01245629602147" calcext:value-type="float">
            <text:p>1.01245629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298.565849667247" calcext:value-type="float">
            <text:p>298.5658496672</text:p>
          </table:table-cell>
          <table:table-cell office:value-type="float" office:value="0.138461538461538" calcext:value-type="float">
            <text:p>0.1384615385</text:p>
          </table:table-cell>
          <table:table-cell office:value-type="float" office:value="0.376923076923077" calcext:value-type="float">
            <text:p>0.3769230769</text:p>
          </table:table-cell>
          <table:table-cell office:value-type="float" office:value="0.184615384615385" calcext:value-type="float">
            <text:p>0.1846153846</text:p>
          </table:table-cell>
          <table:table-cell office:value-type="float" office:value="4.38888888888889" calcext:value-type="float">
            <text:p>4.3888888889</text:p>
          </table:table-cell>
          <table:table-cell office:value-type="float" office:value="3.625" calcext:value-type="float">
            <text:p>3.625</text:p>
          </table:table-cell>
          <table:table-cell office:value-type="float" office:value="0.548387096774193" calcext:value-type="float">
            <text:p>0.5483870968</text:p>
          </table:table-cell>
          <table:table-cell office:value-type="float" office:value="3.06122448979592" calcext:value-type="float">
            <text:p>3.0612244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4.48040056272" calcext:value-type="float">
            <text:p>1264.4804005627</text:p>
          </table:table-cell>
          <table:table-cell office:value-type="float" office:value="0" calcext:value-type="float">
            <text:p>0</text:p>
          </table:table-cell>
          <table:table-cell office:value-type="float" office:value="1053.7336671356" calcext:value-type="float">
            <text:p>1053.733667135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00130926445418" calcext:value-type="float">
            <text:p>1.0013092645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1055.11328317015" calcext:value-type="float">
            <text:p>1055.1132831702</text:p>
          </table:table-cell>
          <table:table-cell office:value-type="float" office:value="0.213333333333333" calcext:value-type="float">
            <text:p>0.21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3.28125" calcext:value-type="float">
            <text:p>3.28125</text:p>
          </table:table-cell>
          <table:table-cell office:value-type="float" office:value="2.85714285714286" calcext:value-type="float">
            <text:p>2.8571428571</text:p>
          </table:table-cell>
          <table:table-cell office:value-type="float" office:value="0.56441717791411" calcext:value-type="float">
            <text:p>0.5644171779</text:p>
          </table:table-cell>
          <table:table-cell office:value-type="float" office:value="2.65333333333333" calcext:value-type="float">
            <text:p>2.65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2.84692356409" calcext:value-type="float">
            <text:p>5202.8469235641</text:p>
          </table:table-cell>
          <table:table-cell office:value-type="float" office:value="0" calcext:value-type="float">
            <text:p>0</text:p>
          </table:table-cell>
          <table:table-cell office:value-type="float" office:value="4335.70576963675" calcext:value-type="float">
            <text:p>4335.705769636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01526148109438" calcext:value-type="float">
            <text:p>1.0152614811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60" calcext:value-type="float">
            <text:p>260</text:p>
          </table:table-cell>
          <table:table-cell office:value-type="float" office:value="4401.87506127084" calcext:value-type="float">
            <text:p>4401.8750612709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75" calcext:value-type="float">
            <text:p>0.375</text:p>
          </table:table-cell>
          <table:table-cell office:value-type="float" office:value="2.5" calcext:value-type="float">
            <text:p>2.5</text:p>
          </table:table-cell>
          <table:table-cell office:value-type="float" office:value="2.53333333333333" calcext:value-type="float">
            <text:p>2.5333333333</text:p>
          </table:table-cell>
          <table:table-cell office:value-type="float" office:value="0.561538461538461" calcext:value-type="float">
            <text:p>0.5615384615</text:p>
          </table:table-cell>
          <table:table-cell office:value-type="float" office:value="2.3135593220339" calcext:value-type="float">
            <text:p>2.313559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3.1164948781" calcext:value-type="float">
            <text:p>3823.1164948781</text:p>
          </table:table-cell>
          <table:table-cell office:value-type="float" office:value="0" calcext:value-type="float">
            <text:p>0</text:p>
          </table:table-cell>
          <table:table-cell office:value-type="float" office:value="3185.93041239841" calcext:value-type="float">
            <text:p>3185.930412398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00717882641254" calcext:value-type="float">
            <text:p>1.0071788264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54" calcext:value-type="float">
            <text:p>154</text:p>
          </table:table-cell>
          <table:table-cell office:value-type="float" office:value="3208.80165379145" calcext:value-type="float">
            <text:p>3208.8016537915</text:p>
          </table:table-cell>
          <table:table-cell office:value-type="float" office:value="0.171428571428571" calcext:value-type="float">
            <text:p>0.1714285714</text:p>
          </table:table-cell>
          <table:table-cell office:value-type="float" office:value="0.492857142857143" calcext:value-type="float">
            <text:p>0.4928571429</text:p>
          </table:table-cell>
          <table:table-cell office:value-type="float" office:value="0.221428571428571" calcext:value-type="float">
            <text:p>0.2214285714</text:p>
          </table:table-cell>
          <table:table-cell office:value-type="float" office:value="3.91666666666667" calcext:value-type="float">
            <text:p>3.9166666667</text:p>
          </table:table-cell>
          <table:table-cell office:value-type="float" office:value="3.38709677419355" calcext:value-type="float">
            <text:p>3.3870967742</text:p>
          </table:table-cell>
          <table:table-cell office:value-type="float" office:value="0.519480519480519" calcext:value-type="float">
            <text:p>0.5194805195</text:p>
          </table:table-cell>
          <table:table-cell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5.47577691883" calcext:value-type="float">
            <text:p>5205.4757769188</text:p>
          </table:table-cell>
          <table:table-cell office:value-type="float" office:value="0" calcext:value-type="float">
            <text:p>0</text:p>
          </table:table-cell>
          <table:table-cell office:value-type="float" office:value="4337.89648076569" calcext:value-type="float">
            <text:p>4337.896480765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03213756843101" calcext:value-type="float">
            <text:p>1.0321375684</text:p>
          </table:table-cell>
          <table:table-cell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248" calcext:value-type="float">
            <text:p>248</text:p>
          </table:table-cell>
          <table:table-cell office:value-type="float" office:value="4477.30592576295" calcext:value-type="float">
            <text:p>4477.305925763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425" calcext:value-type="float">
            <text:p>0.425</text:p>
          </table:table-cell>
          <table:table-cell office:value-type="float" office:value="2.43103448275862" calcext:value-type="float">
            <text:p>2.4310344828</text:p>
          </table:table-cell>
          <table:table-cell office:value-type="float" office:value="2.36764705882353" calcext:value-type="float">
            <text:p>2.3676470588</text:p>
          </table:table-cell>
          <table:table-cell office:value-type="float" office:value="0.637096774193548" calcext:value-type="float">
            <text:p>0.6370967742</text:p>
          </table:table-cell>
          <table:table-cell office:value-type="float" office:value="2.25438596491228" calcext:value-type="float">
            <text:p>2.2543859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9.45662453631" calcext:value-type="float">
            <text:p>4359.4566245363</text:p>
          </table:table-cell>
          <table:table-cell office:value-type="float" office:value="0" calcext:value-type="float">
            <text:p>0</text:p>
          </table:table-cell>
          <table:table-cell office:value-type="float" office:value="3632.88052044691" calcext:value-type="float">
            <text:p>3632.880520446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02657713633588" calcext:value-type="float">
            <text:p>1.0265771363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3729.4320813308" calcext:value-type="float">
            <text:p>3729.4320813308</text:p>
          </table:table-cell>
          <table:table-cell office:value-type="float" office:value="0.246666666666667" calcext:value-type="float">
            <text:p>0.24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306666666666667" calcext:value-type="float">
            <text:p>0.3066666667</text:p>
          </table:table-cell>
          <table:table-cell office:value-type="float" office:value="3.10810810810811" calcext:value-type="float">
            <text:p>3.1081081081</text:p>
          </table:table-cell>
          <table:table-cell office:value-type="float" office:value="2.82608695652174" calcext:value-type="float">
            <text:p>2.8260869565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2.44444444444444" calcext:value-type="float">
            <text:p>2.444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67.0067181886" calcext:value-type="float">
            <text:p>15467.0067181886</text:p>
          </table:table-cell>
          <table:table-cell office:value-type="float" office:value="0" calcext:value-type="float">
            <text:p>0</text:p>
          </table:table-cell>
          <table:table-cell office:value-type="float" office:value="13184.4257044374" calcext:value-type="float">
            <text:p>13184.425704437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.02659225282525" calcext:value-type="float">
            <text:p>1.0265922528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95" calcext:value-type="float">
            <text:p>195</text:p>
          </table:table-cell>
          <table:table-cell office:value-type="float" office:value="13535.0292861256" calcext:value-type="float">
            <text:p>13535.0292861256</text:p>
          </table:table-cell>
          <table:table-cell office:value-type="float" office:value="0.3" calcext:value-type="float">
            <text:p>0.3</text:p>
          </table:table-cell>
          <table:table-cell office:value-type="float" office:value="0.717647058823529" calcext:value-type="float">
            <text:p>0.7176470588</text:p>
          </table:table-cell>
          <table:table-cell office:value-type="float" office:value="0.376470588235294" calcext:value-type="float">
            <text:p>0.3764705882</text:p>
          </table:table-cell>
          <table:table-cell office:value-type="float" office:value="2.90196078431373" calcext:value-type="float">
            <text:p>2.9019607843</text:p>
          </table:table-cell>
          <table:table-cell office:value-type="float" office:value="2.671875" calcext:value-type="float">
            <text:p>2.671875</text:p>
          </table:table-cell>
          <table:table-cell office:value-type="float" office:value="0.569230769230769" calcext:value-type="float">
            <text:p>0.5692307692</text:p>
          </table:table-cell>
          <table:table-cell office:value-type="float" office:value="2.30327868852459" calcext:value-type="float">
            <text:p>2.3032786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8.97078886921" calcext:value-type="float">
            <text:p>3398.9707888692</text:p>
          </table:table-cell>
          <table:table-cell office:value-type="float" office:value="0" calcext:value-type="float">
            <text:p>0</text:p>
          </table:table-cell>
          <table:table-cell office:value-type="float" office:value="2832.47565739103" calcext:value-type="float">
            <text:p>2832.4756573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00307862461505" calcext:value-type="float">
            <text:p>1.0030786246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841.1957866714" calcext:value-type="float">
            <text:p>2841.1957866714</text:p>
          </table:table-cell>
          <table:table-cell office:value-type="float" office:value="0.293333333333333" calcext:value-type="float">
            <text:p>0.29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36" calcext:value-type="float">
            <text:p>0.36</text:p>
          </table:table-cell>
          <table:table-cell office:value-type="float" office:value="2.86363636363636" calcext:value-type="float">
            <text:p>2.8636363636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2.48888888888889" calcext:value-type="float">
            <text:p>2.4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1.79166282491" calcext:value-type="float">
            <text:p>3521.7916628249</text:p>
          </table:table-cell>
          <table:table-cell office:value-type="float" office:value="0" calcext:value-type="float">
            <text:p>0</text:p>
          </table:table-cell>
          <table:table-cell office:value-type="float" office:value="2934.82638568744" calcext:value-type="float">
            <text:p>2934.82638568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158" calcext:value-type="float">
            <text:p>158</text:p>
          </table:table-cell>
          <table:table-cell office:value-type="float" office:value="2934.82638568744" calcext:value-type="float">
            <text:p>2934.8263856874</text:p>
          </table:table-cell>
          <table:table-cell office:value-type="float" office:value="0.264285714285714" calcext:value-type="float">
            <text:p>0.2642857143</text:p>
          </table:table-cell>
          <table:table-cell office:value-type="float" office:value="0.521428571428571" calcext:value-type="float">
            <text:p>0.5214285714</text:p>
          </table:table-cell>
          <table:table-cell office:value-type="float" office:value="0.35" calcext:value-type="float">
            <text:p>0.35</text:p>
          </table:table-cell>
          <table:table-cell office:value-type="float" office:value="3.16216216216216" calcext:value-type="float">
            <text:p>3.1621621622</text:p>
          </table:table-cell>
          <table:table-cell office:value-type="float" office:value="2.85714285714286" calcext:value-type="float">
            <text:p>2.8571428571</text:p>
          </table:table-cell>
          <table:table-cell office:value-type="float" office:value="0.689873417721519" calcext:value-type="float">
            <text:p>0.6898734177</text:p>
          </table:table-cell>
          <table:table-cell office:value-type="float" office:value="2.63013698630137" calcext:value-type="float">
            <text:p>2.6301369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.195428501664" calcext:value-type="float">
            <text:p>422.1954285017</text:p>
          </table:table-cell>
          <table:table-cell office:value-type="float" office:value="0" calcext:value-type="float">
            <text:p>0</text:p>
          </table:table-cell>
          <table:table-cell office:value-type="float" office:value="351.829523751374" calcext:value-type="float">
            <text:p>351.82952375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268" calcext:value-type="float">
            <text:p>268</text:p>
          </table:table-cell>
          <table:table-cell office:value-type="float" office:value="351.829523751374" calcext:value-type="float">
            <text:p>351.8295237514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8" calcext:value-type="float">
            <text:p>0.8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3" calcext:value-type="float">
            <text:p>3</text:p>
          </table:table-cell>
          <table:table-cell office:value-type="float" office:value="2.71428571428571" calcext:value-type="float">
            <text:p>2.7142857143</text:p>
          </table:table-cell>
          <table:table-cell office:value-type="float" office:value="0.559701492537313" calcext:value-type="float">
            <text:p>0.5597014925</text:p>
          </table:table-cell>
          <table:table-cell office:value-type="float" office:value="2.3984375" calcext:value-type="float">
            <text:p>2.39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9.59429017305" calcext:value-type="float">
            <text:p>1359.5942901731</text:p>
          </table:table-cell>
          <table:table-cell office:value-type="float" office:value="0" calcext:value-type="float">
            <text:p>0</text:p>
          </table:table-cell>
          <table:table-cell office:value-type="float" office:value="1132.99524181087" calcext:value-type="float">
            <text:p>1132.995241810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1132.99524181087" calcext:value-type="float">
            <text:p>1132.9952418109</text:p>
          </table:table-cell>
          <table:table-cell office:value-type="float" office:value="0.388235294117647" calcext:value-type="float">
            <text:p>0.3882352941</text:p>
          </table:table-cell>
          <table:table-cell office:value-type="float" office:value="0.729411764705882" calcext:value-type="float">
            <text:p>0.7294117647</text:p>
          </table:table-cell>
          <table:table-cell office:value-type="float" office:value="0.482352941176471" calcext:value-type="float">
            <text:p>0.4823529412</text:p>
          </table:table-cell>
          <table:table-cell office:value-type="float" office:value="2.39393939393939" calcext:value-type="float">
            <text:p>2.3939393939</text:p>
          </table:table-cell>
          <table:table-cell office:value-type="float" office:value="2.32926829268293" calcext:value-type="float">
            <text:p>2.3292682927</text:p>
          </table:table-cell>
          <table:table-cell office:value-type="float" office:value="0.692307692307692" calcext:value-type="float">
            <text:p>0.6923076923</text:p>
          </table:table-cell>
          <table:table-cell office:value-type="float" office:value="2.17741935483871" calcext:value-type="float">
            <text:p>2.1774193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2.20073739517" calcext:value-type="float">
            <text:p>1212.2007373952</text:p>
          </table:table-cell>
          <table:table-cell office:value-type="float" office:value="0" calcext:value-type="float">
            <text:p>0</text:p>
          </table:table-cell>
          <table:table-cell office:value-type="float" office:value="1010.16728116263" calcext:value-type="float">
            <text:p>1010.167281162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office:value-type="float" office:value="190.999999999896" calcext:value-type="float">
            <text:p>190.9999999999</text:p>
          </table:table-cell>
          <table:table-cell office:value-type="float" office:value="243" calcext:value-type="float">
            <text:p>243</text:p>
          </table:table-cell>
          <table:table-cell office:value-type="float" office:value="1010.16728116263" calcext:value-type="float">
            <text:p>1010.1672811626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625" calcext:value-type="float">
            <text:p>0.625</text:p>
          </table:table-cell>
          <table:table-cell office:value-type="float" office:value="2.87951807228916" calcext:value-type="float">
            <text:p>2.8795180723</text:p>
          </table:table-cell>
          <table:table-cell office:value-type="float" office:value="2.69" calcext:value-type="float">
            <text:p>2.69</text:p>
          </table:table-cell>
          <table:table-cell office:value-type="float" office:value="0.94238683127572" calcext:value-type="float">
            <text:p>0.9423868313</text:p>
          </table:table-cell>
          <table:table-cell office:value-type="float" office:value="2.59633027522936" calcext:value-type="float">
            <text:p>2.5963302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0.68878296169" calcext:value-type="float">
            <text:p>3450.6887829617</text:p>
          </table:table-cell>
          <table:table-cell office:value-type="float" office:value="0" calcext:value-type="float">
            <text:p>0</text:p>
          </table:table-cell>
          <table:table-cell office:value-type="float" office:value="2875.5739858014" calcext:value-type="float">
            <text:p>2875.573985801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0183953346284" calcext:value-type="float">
            <text:p>1.0183953346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95" calcext:value-type="float">
            <text:p>195</text:p>
          </table:table-cell>
          <table:table-cell office:value-type="float" office:value="2928.47113151894" calcext:value-type="float">
            <text:p>2928.4711315189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  <table:table-cell office:value-type="float" office:value="0.346666666666667" calcext:value-type="float">
            <text:p>0.3466666667</text:p>
          </table:table-cell>
          <table:table-cell office:value-type="float" office:value="3.07142857142857" calcext:value-type="float">
            <text:p>3.0714285714</text:p>
          </table:table-cell>
          <table:table-cell office:value-type="float" office:value="2.82692307692308" calcext:value-type="float">
            <text:p>2.8269230769</text:p>
          </table:table-cell>
          <table:table-cell office:value-type="float" office:value="0.630769230769231" calcext:value-type="float">
            <text:p>0.6307692308</text:p>
          </table:table-cell>
          <table:table-cell office:value-type="float" office:value="2.5952380952381" calcext:value-type="float">
            <text:p>2.5952380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5.852097543059" calcext:value-type="float">
            <text:p>635.8520975431</text:p>
          </table:table-cell>
          <table:table-cell office:value-type="float" office:value="0" calcext:value-type="float">
            <text:p>0</text:p>
          </table:table-cell>
          <table:table-cell office:value-type="float" office:value="529.876747952538" calcext:value-type="float">
            <text:p>529.87674795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91" calcext:value-type="float">
            <text:p>191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46" calcext:value-type="float">
            <text:p>346</text:p>
          </table:table-cell>
          <table:table-cell office:value-type="float" office:value="529.876747952538" calcext:value-type="float">
            <text:p>529.8767479525</text:p>
          </table:table-cell>
          <table:table-cell office:value-type="float" office:value="0.382352941176471" calcext:value-type="float">
            <text:p>0.382352941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0.458823529411765" calcext:value-type="float">
            <text:p>0.4588235294</text:p>
          </table:table-cell>
          <table:table-cell office:value-type="float" office:value="2.52307692307692" calcext:value-type="float">
            <text:p>2.5230769231</text:p>
          </table:table-cell>
          <table:table-cell office:value-type="float" office:value="2.3974358974359" calcext:value-type="float">
            <text:p>2.3974358974</text:p>
          </table:table-cell>
          <table:table-cell office:value-type="float" office:value="0.552023121387283" calcext:value-type="float">
            <text:p>0.5520231214</text:p>
          </table:table-cell>
          <table:table-cell office:value-type="float" office:value="2.22666666666667" calcext:value-type="float">
            <text:p>2.22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6.29648408667" calcext:value-type="float">
            <text:p>3826.2964840867</text:p>
          </table:table-cell>
          <table:table-cell office:value-type="float" office:value="0" calcext:value-type="float">
            <text:p>0</text:p>
          </table:table-cell>
          <table:table-cell office:value-type="float" office:value="3188.58040340554" calcext:value-type="float">
            <text:p>3188.580403405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00672366670495" calcext:value-type="float">
            <text:p>1.0067236667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198" calcext:value-type="float">
            <text:p>198</text:p>
          </table:table-cell>
          <table:table-cell office:value-type="float" office:value="3210.01935529996" calcext:value-type="float">
            <text:p>3210.0193553</text:p>
          </table:table-cell>
          <table:table-cell office:value-type="float" office:value="0.326666666666667" calcext:value-type="float">
            <text:p>0.3266666667</text:p>
          </table:table-cell>
          <table:table-cell office:value-type="float" office:value="0.613333333333333" calcext:value-type="float">
            <text:p>0.6133333333</text:p>
          </table:table-cell>
          <table:table-cell office:value-type="float" office:value="0.393333333333333" calcext:value-type="float">
            <text:p>0.3933333333</text:p>
          </table:table-cell>
          <table:table-cell office:value-type="float" office:value="2.77551020408163" calcext:value-type="float">
            <text:p>2.7755102041</text:p>
          </table:table-cell>
          <table:table-cell office:value-type="float" office:value="2.6271186440678" calcext:value-type="float">
            <text:p>2.6271186441</text:p>
          </table:table-cell>
          <table:table-cell office:value-type="float" office:value="0.686868686868687" calcext:value-type="float">
            <text:p>0.6868686869</text:p>
          </table:table-cell>
          <table:table-cell office:value-type="float" office:value="2.32608695652174" calcext:value-type="float">
            <text:p>2.3260869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82.68502758749" calcext:value-type="float">
            <text:p>7182.6850275875</text:p>
          </table:table-cell>
          <table:table-cell office:value-type="float" office:value="0" calcext:value-type="float">
            <text:p>0</text:p>
          </table:table-cell>
          <table:table-cell office:value-type="float" office:value="6078.36653282473" calcext:value-type="float">
            <text:p>6078.366532824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01835801819813" calcext:value-type="float">
            <text:p>1.0183580182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6189.95329624923" calcext:value-type="float">
            <text:p>6189.9532962492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226666666666667" calcext:value-type="float">
            <text:p>0.2266666667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26470588235294" calcext:value-type="float">
            <text:p>3.2647058824</text:p>
          </table:table-cell>
          <table:table-cell office:value-type="float" office:value="0.46" calcext:value-type="float">
            <text:p>0.46</text:p>
          </table:table-cell>
          <table:table-cell office:value-type="float" office:value="2.52222222222222" calcext:value-type="float">
            <text:p>2.5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.650249245957" calcext:value-type="float">
            <text:p>294.650249246</text:p>
          </table:table-cell>
          <table:table-cell office:value-type="float" office:value="0" calcext:value-type="float">
            <text:p>0</text:p>
          </table:table-cell>
          <table:table-cell office:value-type="float" office:value="245.541874371635" calcext:value-type="float">
            <text:p>245.541874371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8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245.541874371635" calcext:value-type="float">
            <text:p>245.5418743716</text:p>
          </table:table-cell>
          <table:table-cell office:value-type="float" office:value="0.2" calcext:value-type="float">
            <text:p>0.2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2.97674418604651" calcext:value-type="float">
            <text:p>2.976744186</text:p>
          </table:table-cell>
          <table:table-cell office:value-type="float" office:value="0.446280991735537" calcext:value-type="float">
            <text:p>0.4462809917</text:p>
          </table:table-cell>
          <table:table-cell office:value-type="float" office:value="2.52252252252252" calcext:value-type="float">
            <text:p>2.5225225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33.45028807364" calcext:value-type="float">
            <text:p>9433.4502880736</text:p>
          </table:table-cell>
          <table:table-cell office:value-type="float" office:value="0" calcext:value-type="float">
            <text:p>0</text:p>
          </table:table-cell>
          <table:table-cell office:value-type="float" office:value="7861.20857339469" calcext:value-type="float">
            <text:p>7861.208573394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0360721235474" calcext:value-type="float">
            <text:p>1.0360721235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8144.77906028603" calcext:value-type="float">
            <text:p>8144.779060286</text:p>
          </table:table-cell>
          <table:table-cell office:value-type="float" office:value="0.246666666666667" calcext:value-type="float">
            <text:p>0.2466666667</text:p>
          </table:table-cell>
          <table:table-cell office:value-type="float" office:value="0.573333333333333" calcext:value-type="float">
            <text:p>0.5733333333</text:p>
          </table:table-cell>
          <table:table-cell office:value-type="float" office:value="0.306666666666667" calcext:value-type="float">
            <text:p>0.3066666667</text:p>
          </table:table-cell>
          <table:table-cell office:value-type="float" office:value="3.05405405405405" calcext:value-type="float">
            <text:p>3.0540540541</text:p>
          </table:table-cell>
          <table:table-cell office:value-type="float" office:value="2.89130434782609" calcext:value-type="float">
            <text:p>2.8913043478</text:p>
          </table:table-cell>
          <table:table-cell office:value-type="float" office:value="0.556291390728475" calcext:value-type="float">
            <text:p>0.5562913907</text:p>
          </table:table-cell>
          <table:table-cell office:value-type="float" office:value="2.63953488372093" calcext:value-type="float">
            <text:p>2.6395348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19.74034304156" calcext:value-type="float">
            <text:p>7219.7403430416</text:p>
          </table:table-cell>
          <table:table-cell office:value-type="float" office:value="0" calcext:value-type="float">
            <text:p>0</text:p>
          </table:table-cell>
          <table:table-cell office:value-type="float" office:value="6016.45028586797" calcext:value-type="float">
            <text:p>6016.45028586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10462049788698" calcext:value-type="float">
            <text:p>1.1046204979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83" calcext:value-type="float">
            <text:p>183</text:p>
          </table:table-cell>
          <table:table-cell office:value-type="float" office:value="6645.89431028777" calcext:value-type="float">
            <text:p>6645.8943102878</text:p>
          </table:table-cell>
          <table:table-cell office:value-type="float" office:value="0.16" calcext:value-type="float">
            <text:p>0.16</text:p>
          </table:table-cell>
          <table:table-cell office:value-type="float" office:value="0.573333333333333" calcext:value-type="float">
            <text:p>0.5733333333</text:p>
          </table:table-cell>
          <table:table-cell office:value-type="float" office:value="0.206666666666667" calcext:value-type="float">
            <text:p>0.2066666667</text:p>
          </table:table-cell>
          <table:table-cell office:value-type="float" office:value="3.79166666666667" calcext:value-type="float">
            <text:p>3.7916666667</text:p>
          </table:table-cell>
          <table:table-cell office:value-type="float" office:value="3.35483870967742" calcext:value-type="float">
            <text:p>3.3548387097</text:p>
          </table:table-cell>
          <table:table-cell office:value-type="float" office:value="0.40983606557377" calcext:value-type="float">
            <text:p>0.4098360656</text:p>
          </table:table-cell>
          <table:table-cell office:value-type="float" office:value="2.63953488372093" calcext:value-type="float">
            <text:p>2.6395348837</text:p>
          </table:table-cell>
        </table:table-row>
        <table:table-row table:style-name="ro1">
          <table:table-cell table:style-name="ce1" table:formula="of:=AVERAGE([.A2:.A41])" office:value-type="float" office:value="0" calcext:value-type="float">
            <text:p>0</text:p>
          </table:table-cell>
          <table:table-cell table:style-name="ce1" table:formula="of:=AVERAGE([.B2:.B41])" office:value-type="float" office:value="4158.20516714976" calcext:value-type="float">
            <text:p>4158.2051671498</text:p>
          </table:table-cell>
          <table:table-cell table:style-name="ce1" table:formula="of:=AVERAGE([.C2:.C41])" office:value-type="float" office:value="0" calcext:value-type="float">
            <text:p>0</text:p>
          </table:table-cell>
          <table:table-cell table:style-name="ce1" table:formula="of:=AVERAGE([.D2:.D41])" office:value-type="float" office:value="3477.91731370539" calcext:value-type="float">
            <text:p>3477.9173137054</text:p>
          </table:table-cell>
          <table:table-cell table:style-name="ce1" table:formula="of:=AVERAGE([.E2:.E41])" office:value-type="float" office:value="99.2" calcext:value-type="float">
            <text:p>99.2</text:p>
          </table:table-cell>
          <table:table-cell table:style-name="ce1" table:formula="of:=AVERAGE([.F2:.F41])" office:value-type="float" office:value="0" calcext:value-type="float">
            <text:p>0</text:p>
          </table:table-cell>
          <table:table-cell table:style-name="ce2" table:formula="of:=AVERAGE([.G2:.G41])" office:value-type="float" office:value="1.02228360529681" calcext:value-type="float">
            <text:p>1.0222836053</text:p>
          </table:table-cell>
          <table:table-cell table:style-name="ce2" table:formula="of:=AVERAGE([.H2:.H41])" office:value-type="float" office:value="54.575" calcext:value-type="float">
            <text:p>54.575</text:p>
          </table:table-cell>
          <table:table-cell table:style-name="ce1" table:formula="of:=AVERAGE([.I2:.I41])" office:value-type="float" office:value="123.2" calcext:value-type="float">
            <text:p>123.2</text:p>
          </table:table-cell>
          <table:table-cell table:style-name="ce1" table:formula="of:=AVERAGE([.J2:.J41])" office:value-type="float" office:value="43.775" calcext:value-type="float">
            <text:p>43.775</text:p>
          </table:table-cell>
          <table:table-cell table:style-name="ce1" table:formula="of:=AVERAGE([.K2:.K41])" office:value-type="float" office:value="103.124999999997" calcext:value-type="float">
            <text:p>103.125</text:p>
          </table:table-cell>
          <table:table-cell table:style-name="ce1" table:formula="of:=AVERAGE([.L2:.L41])" office:value-type="float" office:value="208.475" calcext:value-type="float">
            <text:p>208.475</text:p>
          </table:table-cell>
          <table:table-cell table:style-name="ce1" table:formula="of:=AVERAGE([.M2:.M41])" office:value-type="float" office:value="3593.52415462091" calcext:value-type="float">
            <text:p>3593.5241546209</text:p>
          </table:table-cell>
          <table:table-cell table:style-name="ce1" table:formula="of:=AVERAGE([.N2:.N41])" office:value-type="float" office:value="0.280424336080586" calcext:value-type="float">
            <text:p>0.2804243361</text:p>
          </table:table-cell>
          <table:table-cell table:style-name="ce1" table:formula="of:=AVERAGE([.O2:.O41])" office:value-type="float" office:value="0.637625457875458" calcext:value-type="float">
            <text:p>0.6376254579</text:p>
          </table:table-cell>
          <table:table-cell table:style-name="ce2" table:formula="of:=AVERAGE([.P2:.P41])" office:value-type="float" office:value="0.349899435735833" calcext:value-type="float">
            <text:p>0.3498994357</text:p>
          </table:table-cell>
          <table:table-cell table:style-name="ce1" table:formula="of:=AVERAGE([.Q2:.Q41])" office:value-type="float" office:value="3.20401293916856" calcext:value-type="float">
            <text:p>3.2040129392</text:p>
          </table:table-cell>
          <table:table-cell table:style-name="ce2" table:formula="of:=AVERAGE([.R2:.R41])" office:value-type="float" office:value="2.9048704962514" calcext:value-type="float">
            <text:p>2.9048704963</text:p>
          </table:table-cell>
          <table:table-cell table:style-name="ce2" table:formula="of:=AVERAGE([.S2:.S41])" office:value-type="float" office:value="0.595310751990543" calcext:value-type="float">
            <text:p>0.595310752</text:p>
          </table:table-cell>
          <table:table-cell table:style-name="ce1" table:formula="of:=AVERAGE([.T2:.T41])" office:value-type="float" office:value="2.49365417709485" calcext:value-type="float">
            <text:p>2.4936541771</text:p>
          </table:table-cell>
        </table:table-row>
        <table:table-row table:style-name="ro1">
          <table:table-cell table:style-name="ce1" table:formula="of:=STDEV([.A2:.A41])" office:value-type="float" office:value="0" calcext:value-type="float">
            <text:p>0</text:p>
          </table:table-cell>
          <table:table-cell table:style-name="ce1" table:formula="of:=STDEV([.B2:.B41])" office:value-type="float" office:value="3480.4617187207" calcext:value-type="float">
            <text:p>3480.4617187207</text:p>
          </table:table-cell>
          <table:table-cell table:style-name="ce1" table:formula="of:=STDEV([.C2:.C41])" office:value-type="float" office:value="0" calcext:value-type="float">
            <text:p>0</text:p>
          </table:table-cell>
          <table:table-cell table:style-name="ce1" table:formula="of:=STDEV([.D2:.D41])" office:value-type="float" office:value="2925.05347354614" calcext:value-type="float">
            <text:p>2925.0534735462</text:p>
          </table:table-cell>
          <table:table-cell table:style-name="ce1" table:formula="of:=STDEV([.E2:.E41])" office:value-type="float" office:value="21.1347326237387" calcext:value-type="float">
            <text:p>21.1347326237</text:p>
          </table:table-cell>
          <table:table-cell table:style-name="ce1" table:formula="of:=STDEV([.F2:.F41])" office:value-type="float" office:value="0" calcext:value-type="float">
            <text:p>0</text:p>
          </table:table-cell>
          <table:table-cell table:style-name="ce2" table:formula="of:=STDEV([.G2:.G41])" office:value-type="float" office:value="0.0276887322188932" calcext:value-type="float">
            <text:p>0.0276887322</text:p>
          </table:table-cell>
          <table:table-cell table:style-name="ce2" table:formula="of:=STDEV([.H2:.H41])" office:value-type="float" office:value="21.2565374559307" calcext:value-type="float">
            <text:p>21.2565374559</text:p>
          </table:table-cell>
          <table:table-cell table:style-name="ce1" table:formula="of:=STDEV([.I2:.I41])" office:value-type="float" office:value="44.5514395865136" calcext:value-type="float">
            <text:p>44.5514395865</text:p>
          </table:table-cell>
          <table:table-cell table:style-name="ce1" table:formula="of:=STDEV([.J2:.J41])" office:value-type="float" office:value="18.1962062825448" calcext:value-type="float">
            <text:p>18.1962062825</text:p>
          </table:table-cell>
          <table:table-cell table:style-name="ce1" table:formula="of:=STDEV([.K2:.K41])" office:value-type="float" office:value="37.1291491681165" calcext:value-type="float">
            <text:p>37.1291491681</text:p>
          </table:table-cell>
          <table:table-cell table:style-name="ce1" table:formula="of:=STDEV([.L2:.L41])" office:value-type="float" office:value="48.6810590766112" calcext:value-type="float">
            <text:p>48.6810590766</text:p>
          </table:table-cell>
          <table:table-cell table:style-name="ce1" table:formula="of:=STDEV([.M2:.M41])" office:value-type="float" office:value="3045.43104213944" calcext:value-type="float">
            <text:p>3045.4310421395</text:p>
          </table:table-cell>
          <table:table-cell table:style-name="ce1" table:formula="of:=STDEV([.N2:.N41])" office:value-type="float" office:value="0.106910646702653" calcext:value-type="float">
            <text:p>0.1069106467</text:p>
          </table:table-cell>
          <table:table-cell table:style-name="ce1" table:formula="of:=STDEV([.O2:.O41])" office:value-type="float" office:value="0.100525548742529" calcext:value-type="float">
            <text:p>0.1005255487</text:p>
          </table:table-cell>
          <table:table-cell table:style-name="ce2" table:formula="of:=STDEV([.P2:.P41])" office:value-type="float" office:value="0.124303004387537" calcext:value-type="float">
            <text:p>0.1243030044</text:p>
          </table:table-cell>
          <table:table-cell table:style-name="ce1" table:formula="of:=STDEV([.Q2:.Q41])" office:value-type="float" office:value="0.555711703759126" calcext:value-type="float">
            <text:p>0.5557117038</text:p>
          </table:table-cell>
          <table:table-cell table:style-name="ce2" table:formula="of:=STDEV([.R2:.R41])" office:value-type="float" office:value="0.406353936032377" calcext:value-type="float">
            <text:p>0.406353936</text:p>
          </table:table-cell>
          <table:table-cell table:style-name="ce2" table:formula="of:=STDEV([.S2:.S41])" office:value-type="float" office:value="0.169209922725215" calcext:value-type="float">
            <text:p>0.1692099227</text:p>
          </table:table-cell>
          <table:table-cell table:style-name="ce1" table:formula="of:=STDEV([.T2:.T41])" office:value-type="float" office:value="0.209191593071079" calcext:value-type="float">
            <text:p>0.2091915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5:13:23.796767130</dc:date>
    <dc:creator>alexander </dc:creator>
    <meta:generator>LibreOffice/4.1.2.3$Linux_X86_64 LibreOffice_project/410m0$Build-3</meta:generator>
    <meta:editing-duration>PT1M9S</meta:editing-duration>
    <meta:editing-cycles>2</meta:editing-cycles>
    <meta:document-statistic meta:table-count="1" meta:cell-count="860" meta:object-count="0"/>
  </office:meta>
</office:document-meta>
</file>